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83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78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1.3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122"/>
    <style:style style:name="ce6" style:family="table-cell" style:parent-style-name="Default" style:data-style-name="N3"/>
    <style:style style:name="ce7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4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screte Calculations" table:style-name="ta1">
        <table:table-column table:style-name="co1" table:default-cell-style-name="Default"/>
        <table:table-column table:style-name="co2" table:default-cell-style-name="ce5"/>
        <table:table-row table:style-name="ro1">
          <table:table-cell table:style-name="ce1" office:value-type="string" calcext:value-type="string">
            <text:p>Calculating 6 Sigma for Discrete Data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" office:value-type="string" calcext:value-type="string">
            <office:annotation draw:style-name="gr1" draw:text-style-name="P2" svg:width="1.1413in" svg:height="0.7083in" svg:x="2.6945in" svg:y="0.178in" draw:caption-point-x="-0.2402in" draw:caption-point-y="0.3594in">
              <dc:date>2023-11-12T00:00:00</dc:date>
              <text:p text:style-name="P1"><text:span text:style-name="T1">Total number of </text:span><text:span text:style-name="T1">chances to </text:span><text:span text:style-name="T1">create a defect</text:span></text:p>
            </office:annotation>
            <text:p>Number of opportunities (O) </text:p>
          </table:table-cell>
          <table:table-cell table:style-name="ce6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Number of defects (D) 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Number of Units (U) 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Defects Per Opportunity (DPO)</text:p>
          </table:table-cell>
          <table:table-cell table:formula="of:=[.B5]/([.B6]*[.B4])" office:value-type="float" office:value="0.016" calcext:value-type="float">
            <text:p>0.016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" office:value-type="string" calcext:value-type="string">
            <text:p>Yield</text:p>
          </table:table-cell>
          <table:table-cell table:style-name="ce7" table:formula="of:=1-[.B8]" office:value-type="percentage" office:value="0.984" calcext:value-type="percentage">
            <text:p>98.40%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2" office:value-type="string" calcext:value-type="string">
            <text:p>Six Sigma </text:p>
          </table:table-cell>
          <table:table-cell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Amazon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1" office:value-type="string" calcext:value-type="string" table:number-columns-spanned="4" table:number-rows-spanned="1">
            <text:p>Cost of Amazon Order Errors, 5 sigma</text:p>
          </table:table-cell>
          <table:covered-table-cell table:number-columns-repeated="3" table:style-name="ce2"/>
          <table:table-cell table:number-columns-repeated="2"/>
          <table:table-cell office:value-type="string" calcext:value-type="string">
            <text:p>Cost is in US Dollars </text:p>
          </table:table-cell>
        </table:table-row>
        <table:table-row table:style-name="ro1">
          <table:table-cell table:style-name="ce1" office:value-type="string" calcext:value-type="string">
            <text:p>Total Order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Average Cost per error </text:p>
          </table:table-cell>
          <table:table-cell table:style-name="ce1" office:value-type="string" calcext:value-type="string">
            <text:p>Total Cost of Errors </text:p>
          </table:table-cell>
          <table:table-cell table:number-columns-repeated="3"/>
        </table:table-row>
        <table:table-row table:style-name="ro1">
          <table:table-cell office:value-type="float" office:value="36800000" calcext:value-type="float">
            <text:p>36800000</text:p>
          </table:table-cell>
          <table:table-cell table:formula="of:=[.A3]*[.C19]" office:value-type="float" office:value="8574.4" calcext:value-type="float">
            <text:p>8574.4</text:p>
          </table:table-cell>
          <table:table-cell table:style-name="ce12" office:value-type="currency" office:currency="USD" office:value="35" calcext:value-type="currency">
            <text:p>$35.00</text:p>
          </table:table-cell>
          <table:table-cell table:style-name="ce12" table:formula="of:=[.B3]*[.C3]" office:value-type="currency" office:currency="USD" office:value="300104" calcext:value-type="currency">
            <text:p>$300,104.0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 calcext:value-type="string" table:number-columns-spanned="4" table:number-rows-spanned="1">
            <text:p>Cost of Amazon Order Errors, 6 sigma</text:p>
          </table:table-cell>
          <table:covered-table-cell table:number-columns-repeated="3"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Total Orders</text:p>
          </table:table-cell>
          <table:table-cell table:style-name="ce1" office:value-type="string" calcext:value-type="string">
            <text:p>Errors</text:p>
          </table:table-cell>
          <table:table-cell table:style-name="ce1" office:value-type="string" calcext:value-type="string">
            <text:p>Average Cost per error </text:p>
          </table:table-cell>
          <table:table-cell table:style-name="ce1" office:value-type="string" calcext:value-type="string">
            <text:p>Total Cost of Errors </text:p>
          </table:table-cell>
          <table:table-cell table:number-columns-repeated="3"/>
        </table:table-row>
        <table:table-row table:style-name="ro1">
          <table:table-cell office:value-type="float" office:value="36800000" calcext:value-type="float">
            <text:p>36800000</text:p>
          </table:table-cell>
          <table:table-cell table:formula="of:=[.A8]*[.C20]" office:value-type="float" office:value="125.12" calcext:value-type="float">
            <text:p>125.12</text:p>
          </table:table-cell>
          <table:table-cell table:style-name="ce12" office:value-type="currency" office:currency="USD" office:value="35" calcext:value-type="currency">
            <text:p>$35.00</text:p>
          </table:table-cell>
          <table:table-cell table:style-name="ce12" table:formula="of:=[.B8]*[.C8]" office:value-type="currency" office:currency="USD" office:value="4379.2" calcext:value-type="currency">
            <text:p>$4,379.20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1" office:value-type="string" calcext:value-type="string">
            <text:p>Sigma Level </text:p>
          </table:table-cell>
          <table:table-cell table:style-name="ce1" office:value-type="string" calcext:value-type="string">
            <office:annotation draw:style-name="gr1" draw:text-style-name="P2" svg:width="1.1413in" svg:height="0.7083in" svg:x="2.0142in" svg:y="2.311in" draw:caption-point-x="-0.2402in" draw:caption-point-y="0.0039in">
              <dc:date>2023-11-14T00:00:00</dc:date>
              <text:p text:style-name="P1">Defects per million opportunities <text:tab/></text:p>
              <text:p text:style-name="P1"/>
            </office:annotation>
            <text:p>DPMO</text:p>
          </table:table-cell>
          <table:table-cell table:style-name="ce1" office:value-type="string" calcext:value-type="string">
            <text:p>Defect Rate</text:p>
          </table:table-cell>
          <table:table-cell table:style-name="ce1" office:value-type="string" calcext:value-type="string">
            <text:p>Yield Rate</text:p>
          </table:table-cell>
          <table:table-cell table:style-name="ce1" office:value-type="string" calcext:value-type="string">
            <text:p>Estimated Defects </text:p>
          </table:table-cell>
          <table:table-cell table:style-name="ce1" office:value-type="string" calcext:value-type="string">
            <text:p>Total Cost <text:s/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0000" calcext:value-type="float">
            <text:p>690000</text:p>
          </table:table-cell>
          <table:table-cell table:formula="of:=[.B15]/1000000" office:value-type="float" office:value="0.69" calcext:value-type="float">
            <text:p>0.69</text:p>
          </table:table-cell>
          <table:table-cell table:formula="of:=1-[.C15]" office:value-type="float" office:value="0.31" calcext:value-type="float">
            <text:p>0.31</text:p>
          </table:table-cell>
          <table:table-cell table:formula="of:=[.$A$3]*[.C15]" office:value-type="float" office:value="25392000" calcext:value-type="float">
            <text:p>25392000</text:p>
          </table:table-cell>
          <table:table-cell table:style-name="ce12" table:formula="of:=[.$C$3]*[.E15]" office:value-type="currency" office:currency="USD" office:value="888720000" calcext:value-type="currency">
            <text:p>$888,720,000.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8000" calcext:value-type="float">
            <text:p>308000</text:p>
          </table:table-cell>
          <table:table-cell table:formula="of:=[.B16]/1000000" office:value-type="float" office:value="0.308" calcext:value-type="float">
            <text:p>0.308</text:p>
          </table:table-cell>
          <table:table-cell table:formula="of:=1-[.C16]" office:value-type="float" office:value="0.692" calcext:value-type="float">
            <text:p>0.692</text:p>
          </table:table-cell>
          <table:table-cell table:formula="of:=[.$A$3]*[.C16]" office:value-type="float" office:value="11334400" calcext:value-type="float">
            <text:p>11334400</text:p>
          </table:table-cell>
          <table:table-cell table:style-name="ce12" table:formula="of:=[.$C$3]*[.E16]" office:value-type="currency" office:currency="USD" office:value="396704000" calcext:value-type="currency">
            <text:p>$396,704,000.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800" calcext:value-type="float">
            <text:p>66800</text:p>
          </table:table-cell>
          <table:table-cell table:formula="of:=[.B17]/1000000" office:value-type="float" office:value="0.0668" calcext:value-type="float">
            <text:p>0.0668</text:p>
          </table:table-cell>
          <table:table-cell table:formula="of:=1-[.C17]" office:value-type="float" office:value="0.9332" calcext:value-type="float">
            <text:p>0.9332</text:p>
          </table:table-cell>
          <table:table-cell table:formula="of:=[.$A$3]*[.C17]" office:value-type="float" office:value="2458240" calcext:value-type="float">
            <text:p>2458240</text:p>
          </table:table-cell>
          <table:table-cell table:style-name="ce12" table:formula="of:=[.$C$3]*[.E17]" office:value-type="currency" office:currency="USD" office:value="86038400" calcext:value-type="currency">
            <text:p>$86,038,400.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00" calcext:value-type="float">
            <text:p>6200</text:p>
          </table:table-cell>
          <table:table-cell table:formula="of:=[.B18]/1000000" office:value-type="float" office:value="0.0062" calcext:value-type="float">
            <text:p>0.0062</text:p>
          </table:table-cell>
          <table:table-cell table:formula="of:=1-[.C18]" office:value-type="float" office:value="0.9938" calcext:value-type="float">
            <text:p>0.9938</text:p>
          </table:table-cell>
          <table:table-cell table:formula="of:=[.$A$3]*[.C18]" office:value-type="float" office:value="228160" calcext:value-type="float">
            <text:p>228160</text:p>
          </table:table-cell>
          <table:table-cell table:style-name="ce12" table:formula="of:=[.$C$3]*[.E18]" office:value-type="currency" office:currency="USD" office:value="7985600" calcext:value-type="currency">
            <text:p>$7,985,600.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table:formula="of:=[.B19]/1000000" office:value-type="float" office:value="0.000233" calcext:value-type="float">
            <text:p>0.000233</text:p>
          </table:table-cell>
          <table:table-cell table:formula="of:=1-[.C19]" office:value-type="float" office:value="0.999767" calcext:value-type="float">
            <text:p>0.999767</text:p>
          </table:table-cell>
          <table:table-cell table:formula="of:=[.$A$3]*[.C19]" office:value-type="float" office:value="8574.4" calcext:value-type="float">
            <text:p>8574.4</text:p>
          </table:table-cell>
          <table:table-cell table:style-name="ce12" table:formula="of:=[.$C$3]*[.E19]" office:value-type="currency" office:currency="USD" office:value="300104" calcext:value-type="currency">
            <text:p>$300,104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table:formula="of:=[.B20]/1000000" office:value-type="float" office:value="0.0000034" calcext:value-type="float">
            <text:p>0.0000034</text:p>
          </table:table-cell>
          <table:table-cell table:formula="of:=1-[.C20]" office:value-type="float" office:value="0.9999966" calcext:value-type="float">
            <text:p>0.9999966</text:p>
          </table:table-cell>
          <table:table-cell table:formula="of:=[.$A$3]*[.C20]" office:value-type="float" office:value="125.12" calcext:value-type="float">
            <text:p>125.12</text:p>
          </table:table-cell>
          <table:table-cell table:style-name="ce12" table:formula="of:=[.$C$3]*[.E20]" office:value-type="currency" office:currency="USD" office:value="4379.2" calcext:value-type="currency">
            <text:p>$4,379.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9:45:33.075810837</meta:creation-date>
    <meta:generator>LibreOffice/7.3.7.2$Linux_X86_64 LibreOffice_project/30$Build-2</meta:generator>
    <dc:date>2023-11-14T23:06:22.207367051</dc:date>
    <meta:editing-duration>PT2H46M54S</meta:editing-duration>
    <meta:editing-cycles>11</meta:editing-cycles>
    <meta:document-statistic meta:table-count="2" meta:cell-count="73" meta:object-count="0"/>
  </office:meta>
</office:document-meta>
</file>